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98.134.87.0 /24</text:p>
      <text:p text:style-name="Normal">a) Asigna identificadores de red, máscaras de subred, y direcciones IP a todas las interfaces de Red de la figura.</text:p>
      <text:p text:style-name="Normal">2^n&gt;=3; n=2;</text:p>
      <text:p text:style-name="Normal">11000110.10000110.01010111.|00|000000</text:p>
      <text:p text:style-name="Normal">11111111.11111111.11111111.|00|000000</text:p>
      <text:p text:style-name="Normal">Direcciones de red:</text:p>
      <text:p text:style-name="Normal">RED A: 11000110.10000110.01010111.|00|000000</text:p>
      <text:p text:style-name="Normal">RED B: 11000110.10000110.01010111.|01|000000</text:p>
      <text:p text:style-name="Normal">RED C: 11000110.10000110.01010111.|10|000000</text:p>
      <text:p text:style-name="Normal">También tenemos una red D posible para una cuarta red</text:p>
      <text:p text:style-name="Normal">RED D: 11000110.10000110.01010111.|11|000000</text:p>
      <text:p text:style-name="Normal"/>
      <text:p text:style-name="Normal">RED A /26</text:p>
      <text:p text:style-name="Normal">Dirección de red: 11000110.10000110.01010111.00000000</text:p>
      <text:p text:style-name="Normal">Dirección de difusión: 11000110.10000110.01010111.00111111</text:p>
      <text:p text:style-name="Normal">RED B /26</text:p>
      <text:p text:style-name="Normal">Dirección de red:<text:s/>11000110.10000110.01010111.01000000</text:p>
      <text:p text:style-name="Normal">Dirección de difusión: 11000110.10000110.01010111.01111111</text:p>
      <text:p text:style-name="Normal">RED C /26</text:p>
      <text:p text:style-name="Normal">Dirección de red: 11000110.10000110.01010111.10000000</text:p>
      <text:p text:style-name="Normal">Dirección de difusión: 11000110.10000110.01010111.10111111</text:p>
      <text:p text:style-name="Normal"/>
      <text:p text:style-name="Normal">Asignación de IPs</text:p>
      <text:p text:style-name="Normal">Routers:</text:p>
      <text:p text:style-name="Normal">ROUTER 1 –<text:s/>RED A</text:p>
      <text:p text:style-name="Normal">11000110.10000110.01010111.00000010</text:p>
      <text:p text:style-name="Normal">ROUTER 1 – RED B</text:p>
      <text:p text:style-name="Normal">11000110.10000110.01010111.01000010</text:p>
      <text:p text:style-name="Normal">ROUTER 2 – RED B</text:p>
      <text:p text:style-name="Normal">11000110.10000110.01010111.01000011</text:p>
      <text:p text:style-name="Normal">ROUTER 2 -RED C</text:p>
      <text:p text:style-name="Normal">11000110.10000110.01010111.10000010</text:p>
      <text:p text:style-name="Normal">ROUTER 3 -RED C</text:p>
      <text:p text:style-name="Normal">11000110.10000110.01010111.10000011</text:p>
      <text:p text:style-name="Normal">PCS:</text:p>
      <text:p text:style-name="Normal">RED A<text:s/></text:p>
      <text:p text:style-name="Normal">PC1: 11000110.10000110.01010111.00010010</text:p>
      <text:p text:style-name="Normal">PC2: 11000110.10000110.01010111.00110010</text:p>
      <text:p text:style-name="Normal">PC3: 11000110.10000110.01010111.00001010</text:p>
      <text:p text:style-name="Normal">RED B</text:p>
      <text:p text:style-name="Normal">PC1: 11000110.10000110.01010111.01010010</text:p>
      <text:p text:style-name="Normal">PC2: 11000110.10000110.01010111.01110010</text:p>
      <text:p text:style-name="Normal">PC3: 11000110.10000110.01010111.01001010</text:p>
      <text:p text:style-name="Normal">RED C</text:p>
      <text:p text:style-name="Normal">PC1: 11000110.10000110.01010111.10010010</text:p>
      <text:p text:style-name="Normal">PC2: 11000110.10000110.01010111.10110010</text:p>
      <text:p text:style-name="Normal">PC3: 11000110.10000110.01010111.10001010</text:p>
      <text:p text:style-name="Normal">APARTADO B</text:p>
      <text:p text:style-name="Normal">2^6 -2= 62; 62 hosts&gt;35 hosts;<text:s/></text:p>
      <text:p text:style-name="Normal">Si se puede.</text:p>
      <text:p text:style-name="Normal"/>
      <text:p text:style-name="Normal">EJERCICIO 3.</text:p>
      <text:p text:style-name="Normal">65.123.102.3 y 65.123.103.250</text:p>
      <text:p text:style-name="Normal">APARTADO A)</text:p>
      <text:p text:style-name="Normal">01000001.01111011.01100110.00000011</text:p>
      <text:p text:style-name="Normal">01000001.01111011.01100111.11111010</text:p>
      <text:p text:style-name="Normal">Máscara de subred mínima: /23 = 255.255.254.0</text:p>
      <text:p text:style-name="Normal">Dirección de red: 65.123.102.0</text:p>
      <text:p text:style-name="Normal">Dirección de difusión: 65.123.103.255</text:p>
      <text:p text:style-name="Normal"/>
      <text:p text:style-name="Normal"/>
      <text:p text:style-name="Normal"/>
      <text:p text:style-name="Normal">APARTADO B)</text:p>
      <text:p text:style-name="Normal">2^9 -2 = Nº hosts= 510 hosts</text:p>
      <text:p text:style-name="Normal">APARTADO C</text:p>
      <text:p text:style-name="Normal">4 subredes</text:p>
      <text:p text:style-name="Normal">Máscara de subred de las 4 subredes:</text:p>
      <text:p text:style-name="Normal">255.255.255.128</text:p>
      <text:p text:style-name="Normal">SUBRED A:</text:p>
      <text:p text:style-name="Normal">Dirección de red: 65.123.102.0</text:p>
      <text:p text:style-name="Normal">Dirección de difusión: 65.123.102.127</text:p>
      <text:p text:style-name="Normal">Máscara: /25 – 255.255.255.128</text:p>
      <text:p text:style-name="Normal">N hosts: 2^7 -2; 126 hosts.</text:p>
      <text:p text:style-name="Normal">Rango de IPs; 65.123.102.1 – 65.123.102.126</text:p>
      <text:p text:style-name="Normal">SUBRED B:</text:p>
      <text:p text:style-name="Normal">Dirección de red: 65.123.102. 128</text:p>
      <text:p text:style-name="Normal">Dirección de difusión: 65.123.102.255</text:p>
      <text:p text:style-name="Normal">Máscara: /25 – 255.255.255.128</text:p>
      <text:p text:style-name="Normal">N hosts: 2^7 -2; 126 hosts.</text:p>
      <text:p text:style-name="Normal">Rango de IPs; 65.123.102.129 – 65.123.102.254</text:p>
      <text:p text:style-name="Normal">SUBRED C:</text:p>
      <text:p text:style-name="Normal">Dirección de red: 65.123.103.0</text:p>
      <text:p text:style-name="Normal">Dirección de difusión: 65.123.103.127</text:p>
      <text:p text:style-name="Normal">Máscara: /25 – 255.255.255.128</text:p>
      <text:p text:style-name="Normal">N hosts: 2^7 -2; 126 hosts.</text:p>
      <text:p text:style-name="Normal">Rango de IPs; 65.123.103.1 – 65.123.103.126</text:p>
      <text:p text:style-name="Normal">SUBRED B:</text:p>
      <text:p text:style-name="Normal">Dirección de red: 65.123.103. 128</text:p>
      <text:p text:style-name="Normal">Dirección de difusión: 65.123.103.255</text:p>
      <text:p text:style-name="Normal">Máscara: /25 – 255.255.255.128</text:p>
      <text:p text:style-name="Normal">N hosts: 2^7 -2; 126 hosts.</text:p>
      <text:p text:style-name="Normal">Rango de IPs; 65.123.103.129 – 65.123.103.25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markedcontent" style:display-name="markedcontent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21-06-08T16:08:00Z</meta:creation-date>
    <dc:date>2021-06-09T09:11:00Z</dc:date>
    <meta:print-date>2021-06-08T16:42:00Z</meta:print-date>
    <meta:template xlink:href="Normal.dotm" xlink:type="simple"/>
    <meta:editing-cycles>6</meta:editing-cycles>
    <meta:editing-duration>PT5400S</meta:editing-duration>
    <meta:document-statistic meta:page-count="1" meta:paragraph-count="5" meta:word-count="413" meta:character-count="2681" meta:row-count="18" meta:non-whitespace-character-count="2273"/>
  </office:meta>
</office:document-meta>
</file>